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Bean.setContractUriPrefix( String contractUri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Bean.getContract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Bean.setContractUriSufix( String contractUriSu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Bean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Bean.setAllowXmlProperties( boolean allowXml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Bean.getContractUriSu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Bean.setResolver( 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Bean.isAllowXm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